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20000012784228D1425235C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</style:style>
    <style:style style:name="P2" style:family="paragraph">
      <style:text-properties style:font-name="Latin Modern Roman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Latin Modern Roman" fo:font-size="10pt" style:font-size-asian="10pt" style:font-size-complex="10pt"/>
    </style:style>
    <style:style style:name="T1" style:family="text">
      <style:text-properties style:font-name="Latin Modern Roman" fo:font-size="10pt" style:font-size-asian="10pt" style:font-size-complex="10pt"/>
    </style:style>
    <style:style style:name="T2" style:family="text">
      <style:text-properties style:text-position="-33% 58%" style:font-name="Latin Modern Roman" fo:font-size="10pt" style:font-size-asian="10pt" style:font-size-complex="10pt"/>
    </style:style>
    <style:style style:name="T3" style:family="text">
      <style:text-properties style:text-position="0% 100%"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7.432cm" svg:x="0cm" svg:y="11.1cm">
          <draw:image xlink:href="Pictures/10000000000002F20000012784228D1425235CC8.png" xlink:type="simple" xlink:show="embed" xlink:actuate="onLoad">
            <text:p/>
          </draw:image>
        </draw:frame>
        <draw:frame draw:style-name="gr2" draw:text-style-name="P3" draw:layer="layout" svg:width="5.4cm" svg:height="3.7cm" svg:x="14.5cm" svg:y="12.7cm">
          <draw:text-box>
            <text:p text:style-name="P2"><text:span text:style-name="T1">Solutions pour a</text:span><text:span text:style-name="T2">n </text:span><text:span text:style-name="T3">: points intersection des sphères de centres a</text:span><text:span text:style-name="T2">n-4</text:span><text:span text:style-name="T3">, a</text:span><text:span text:style-name="T2">n-3</text:span><text:span text:style-name="T3"> et a</text:span><text:span text:style-name="T2">n-2</text:span><text:span text:style-name="T3"> et de rayons respectifs d</text:span><text:span text:style-name="T2">n-4,n</text:span><text:span text:style-name="T3">, d</text:span><text:span text:style-name="T2">n-3,n</text:span><text:span text:style-name="T3"> et d</text:span><text:span text:style-name="T2">n-2,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0T13:29:28.178755842</dc:date>
    <meta:editing-duration>PT25M59S</meta:editing-duration>
    <meta:editing-cycles>1</meta:editing-cycles>
    <meta:document-statistic meta:object-count="2"/>
    <meta:generator>LibreOffice/5.1.6.2$Linux_X86_64 LibreOffice_project/10m0$Build-2</meta:generator>
  </office:meta>
</office:document-meta>
</file>